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Недостатки</text:p>
          </table:table-cell>
          <table:table-cell table:style-name="Table1.B1" office:value-type="string">
            <text:p text:style-name="Table_20_Contents">Преимущества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Активная конюшня – Лоза с Марой отдельно от табуна, у Лозы улучшилось психическое и физическое состояние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Преимущества и недостатки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9T11:14:26.297293521</meta:creation-date>
    <dc:date>2015-11-09T23:55:12.69</dc:date>
    <meta:editing-duration>PT7M30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4" meta:word-count="21" meta:character-count="151"/>
    <dc:creator>макс </dc:creator>
  </office:meta>
</office:document-meta>
</file>